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, sans-serif"/>
    <style:font-face style:name="Open Sans2" svg:font-family="'Open Sans', sans-serif" style:font-family-generic="swiss"/>
    <style:font-face style:name="Source Serif Pro" svg:font-family="'Source Serif Pro', serif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5pt" fo:letter-spacing="normal" fo:font-style="normal" fo:font-weight="normal" style:font-size-asian="15pt" style:font-weight-asian="normal" style:font-size-complex="15pt" style:font-weight-complex="normal"/>
    </style:style>
    <style:style style:name="P3" style:family="paragraph" style:parent-style-name="Text_20_body">
      <style:text-properties fo:font-variant="normal" fo:text-transform="none" fo:color="#000000" loext:opacity="100%" style:font-name="Source Serif Pro" fo:font-size="12.75pt" fo:letter-spacing="normal" fo:font-style="normal" fo:font-weight="normal" officeooo:rsid="00182142" officeooo:paragraph-rsid="00182142"/>
    </style:style>
    <style:style style:name="P4" style:family="paragraph" style:parent-style-name="Text_20_body">
      <style:text-properties fo:font-variant="normal" fo:text-transform="none" fo:color="#000000" loext:opacity="100%" style:font-name="Source Serif Pro" fo:font-size="14pt" fo:letter-spacing="normal" fo:font-style="normal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Source Serif Pro" fo:font-size="14pt" fo:letter-spacing="normal" fo:font-style="normal" fo:font-weight="normal" officeooo:rsid="00182142" officeooo:paragraph-rsid="00182142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color="#000000" loext:opacity="100%"/>
    </style:style>
    <style:style style:name="T1" style:family="text">
      <style:text-properties officeooo:rsid="00182142"/>
    </style:style>
    <style:style style:name="T2" style:family="text">
      <style:text-properties fo:font-variant="normal" fo:text-transform="none" fo:color="#ffffff" loext:opacity="100%" style:font-name="Open Sans1" fo:font-size="15pt" fo:letter-spacing="normal" fo:font-style="normal" fo:font-weight="bold"/>
    </style:style>
    <style:style style:name="T3" style:family="text">
      <style:text-properties fo:font-variant="normal" fo:text-transform="none" style:font-name="Open Sans1" fo:font-size="15pt" fo:letter-spacing="normal" fo:font-style="normal" fo:font-weight="bold"/>
    </style:style>
    <style:style style:name="T4" style:family="text">
      <style:text-properties fo:font-variant="normal" fo:text-transform="none" style:font-name="Open Sans1" fo:font-size="18pt" fo:letter-spacing="normal" fo:font-style="normal" fo:font-weight="bold" style:font-size-asian="18pt" style:font-size-complex="18pt"/>
    </style:style>
    <style:style style:name="T5" style:family="text">
      <style:text-properties fo:font-variant="normal" fo:text-transform="none" style:font-name="Open Sans1" fo:font-size="18pt" fo:letter-spacing="normal" fo:font-style="normal" style:font-size-asian="18pt" style:font-size-complex="18pt"/>
    </style:style>
    <style:style style:name="T6" style:family="text">
      <style:text-properties fo:font-variant="normal" fo:text-transform="none" style:font-name="Open Sans1" fo:letter-spacing="normal" fo:font-style="normal"/>
    </style:style>
    <style:style style:name="T7" style:family="text">
      <style:text-properties fo:font-variant="normal" fo:text-transform="none" style:font-name="Open Sans1" fo:letter-spacing="normal" fo:font-style="normal" fo:font-weight="bold"/>
    </style:style>
    <style:style style:name="T8" style:family="text">
      <style:text-properties style:font-name="Open Sans" officeooo:rsid="00182142"/>
    </style:style>
    <style:style style:name="T9" style:family="text">
      <style:text-properties style:font-name="Open Sans2" officeooo:rsid="00182142"/>
    </style:style>
    <style:style style:name="T10" style:family="text">
      <style:text-properties style:font-name="Open Sans2" fo:font-size="18pt" officeooo:rsid="00182142" style:font-size-asian="18pt" style:font-size-complex="18pt"/>
    </style:style>
    <style:style style:name="T11" style:family="text">
      <style:text-properties style:font-name="Open Sans2" fo:font-size="18pt" fo:font-weight="bold" officeooo:rsid="00182142" style:font-size-asian="18pt" style:font-weight-asian="bold" style:font-size-complex="18pt" style:font-weight-complex="bold"/>
    </style:style>
    <style:style style:name="T12" style:family="text">
      <style:text-properties style:font-name="Open Sans1"/>
    </style:style>
    <style:style style:name="T13" style:family="text">
      <style:text-properties style:font-name="Open Sans1" fo:font-size="18pt" fo:font-weight="bold" style:font-size-asian="18pt" style:font-size-complex="18pt"/>
    </style:style>
    <style:style style:name="T14" style:family="text">
      <style:text-properties style:font-name="Open Sans1" fo:font-size="18pt" style:font-size-asian="18pt" style:font-size-complex="18pt"/>
    </style:style>
    <style:style style:name="T15" style:family="text">
      <style:text-properties style:font-name="Open Sans1" fo:font-weight="bold"/>
    </style:style>
    <style:style style:name="T16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1">Atividade </text:span><text:span text:style-name="T4">Melhorando a interação na CodeConnect</text:span></text:p>
      <text:p text:style-name="Text_20_body"><text:span text:style-name="T4"/></text:p>
      <text:p text:style-name="P2"><text:span text:style-name="T12">A CodeConnect, uma rede social para programadores, está buscando maneiras de aumentar a interação entre seus usuários, incentivando curtidas, compartilhamentos e comentários em projetos e códigos. A equipe de desenvolvimento está considerando a implementação de um sistema de recomendação que sugira projetos relevantes para cada usuário, com base em suas interações passadas e interesses declarados.</text:span></text:p>
      <text:p text:style-name="P1"><text:span text:style-name="T16">Como a equipe pode utilizar um modelo de grafos </text:span>para representar o espaço de estados e aplicar uma estratégia de busca informada para melhorar as recomendações de projetos na CodeConnect?</text:p>
      <text:p text:style-name="P6"><text:span text:style-name="T4"/></text:p>
      <text:p text:style-name="P4"><text:span text:style-name="T12">Representar cada projeto como um nó em um grafo, com arestas indicando conexões baseadas em linguagens de programação, temas de projeto e interações anteriores dos usuários. Utilizar um algoritmo de busca informada, como o A estrela, para identificar projetos que têm maior probabilidade de engajar o usuário, ajustando as recomendações com base no comportamento observado.</text:span></text:p>
      <text:p text:style-name="P3"><text:span text:style-name="T13">Resposta:</text:span></text:p>
      <text:p text:style-name="P5"><text:span text:style-name="T12">essa abordagem permite que a equipe utilize um modelo de grafos para mapear as relações entre projetos e usuários, aplicando uma função heurística que considera a frequência de interações e a popularidade dos projetos, melhorando a precisão das recomendaçõ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, sans-serif"/>
    <style:font-face style:name="Open Sans2" svg:font-family="'Open Sans', sans-serif" style:font-family-generic="swiss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4:08:06.168086377</meta:creation-date>
    <dc:date>2025-09-10T14:13:08.779352577</dc:date>
    <meta:editing-duration>PT5M3S</meta:editing-duration>
    <meta:editing-cycles>1</meta:editing-cycles>
    <meta:document-statistic meta:table-count="0" meta:image-count="0" meta:object-count="0" meta:page-count="1" meta:paragraph-count="6" meta:word-count="186" meta:character-count="1275" meta:non-whitespace-character-count="1095"/>
    <meta:generator>LibreOffice/7.3.7.2$Linux_X86_64 LibreOffice_project/30$Build-2</meta:generator>
  </office:meta>
</office:document-meta>
</file>